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ContentTypeInterceptor.handleMessage(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seContentTypeInterceptor.ParseContentTyp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